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95" style:parent-style-name="Graphics">
      <style:graphic-properties draw:fill="none" draw:stroke="non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fo:clip="rect(0.37784in, 1.47406in, 0in, 0in)" draw:stroke="non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462" style:parent-style-name="Graphics">
      <style:graphic-properties draw:fill="none" fo:clip="rect(0in, 0in, 0in, 0in)" draw:stroke="non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 style:parent-style-name="Graphics">
      <style:graphic-properties draw:fill="none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.37784in, 1.47406in, 0in, 0in)" draw:stroke="non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8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477" style:parent-style-name="Graphics">
      <style:graphic-properties draw:fill="none" fo:clip="rect(8.73096in, 0in, 8.46006in, 0in)" draw:stroke="none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 style:parent-style-name="Graphics">
      <style:graphic-properties draw:fill="none" draw:stroke="non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fo:clip="rect(0.37784in, 1.47406in, 0in, 0in)" draw:stroke="non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.37784in, 1.47406in, 0in, 0in)" draw:stroke="non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3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 style:parent-style-name="Graphics">
      <style:graphic-properties draw:fill="none" fo:clip="rect(0.37784in, 1.47406in, 0in, 0in)" draw:stroke="non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draw:stroke="non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5" style:parent-style-name="Graphics">
      <style:graphic-properties draw:fill="none" draw:stroke="non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custom-shape svg:x="0in" svg:y="0in" svg:width="13.33333in" svg:height="7.5in" draw:id="id63" draw:style-name="a359" draw:name="Rectangle 103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0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65" draw:style-name="a364" draw:name="Rectangle 1032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68" draw:name="Titel 1" svg:x="0.52273in" svg:y="1.22743in" svg:width="4.4in" svg:height="3.50408in" presentation:class="title" presentation:placeholder="false">
          <draw:text-box>
            <text:p text:style-name="a367" text:class-names="" text:cond-style-name=""><text:span text:style-name="a365" text:class-names="">GoBabyGo2.0<text:line-break/></text:span><text:span text:style-name="a366" text:class-names=""/></text:p>
          </draw:text-box>
          <svg:title/>
          <svg:desc/>
        </draw:frame>
        <draw:frame draw:id="id67" presentation:style-name="a375" draw:name="Ondertitel 2" svg:x="0.52273in" svg:y="5.32909in" svg:width="4.4in" svg:height="1.32124in" presentation:class="subtitle" presentation:placeholder="false">
          <draw:text-box>
            <text:p text:style-name="a370" text:class-names="" text:cond-style-name=""><text:span text:style-name="a369" text:class-names="">Axel Brouckaert</text:span></text:p>
            <text:p text:style-name="a372" text:class-names="" text:cond-style-name=""><text:span text:style-name="a371" text:class-names="">Robbe De Wispelaere</text:span></text:p>
            <text:p text:style-name="a374" text:class-names="" text:cond-style-name=""><text:span text:style-name="a373" text:class-names="">Nikita Vandecasteele</text:span></text:p>
          </draw:text-box>
          <svg:title/>
          <svg:desc/>
        </draw:frame>
        <draw:custom-shape svg:width="0.16in" svg:height="0.77in" draw:id="id68" draw:style-name="a378" draw:transform="translate(-0.08in -0.385in) rotate(-1.5708) translate(0.91106in 0.76426in)" draw:name="Rectangle 1034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69" draw:style-name="a381" draw:name="Rectangle 1036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82" draw:master-page-name="Master1-Layout6-titleOnly-Alleen-titel" presentation:presentation-page-layout-name="Master1-PPL6" draw:id="Slide-257">
        <draw:frame draw:id="id70" draw:style-name="a383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71" draw:style-name="a387" draw:name="Rectangle 1032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90" draw:name="Titel 1" svg:x="0.52688in" svg:y="1.97531in" svg:width="4.27957in" svg:height="1.44965in" presentation:class="title" presentation:placeholder="false">
          <draw:text-box>
            <text:p text:style-name="a389" text:class-names="" text:cond-style-name=""><text:span text:style-name="a388" text:class-names="">Analyse</text:span></text:p>
          </draw:text-box>
          <svg:title/>
          <svg:desc/>
        </draw:frame>
        <draw:frame draw:id="id73" draw:style-name="a424" draw:name="Tekstvak 2" svg:x="1.01289in" svg:y="3.3701in" svg:width="3.37634in" svg:height="3.13027in">
          <draw:text-box>
            <text:list text:style-name="a393">
              <text:list-item>
                <text:p text:style-name="a392" text:class-names="" text:cond-style-name=""><text:span text:style-name="a391" text:class-names="">Stuur vervangen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Joystick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Bekabeli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Programmeren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5" text:class-names="">Besturing</text:span><text:span text:style-name="a416" text:class-names=""><text:s text:c="1"/></text:span><text:span text:style-name="a417" text:class-names="">ontwerp</text:span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</draw:text-box>
          <svg:title/>
          <svg:desc/>
        </draw:frame>
        <draw:custom-shape svg:width="0.16in" svg:height="0.77in" draw:id="id74" draw:style-name="a427" draw:transform="translate(-0.08in -0.385in) rotate(-1.5708) translate(0.91106in 0.76426in)" draw:name="Rectangle 1034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3183in" svg:y1="3.21505in" svg:x2="5.06839in" svg:y2="3.21505in" draw:id="id75" draw:style-name="a428" draw:name="Rechte verbindingslijn 17">
          <svg:title/>
          <svg:desc/>
        </draw:connector>
      </draw:page>
      <draw:page draw:name="Slide4" draw:style-name="a429" draw:master-page-name="Master1-Layout7-blank-Leeg" presentation:presentation-page-layout-name="Master1-PPL7" draw:id="Slide-259">
        <draw:frame draw:id="id76" draw:style-name="a430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77" draw:style-name="a434" draw:name="Rectangle 1032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41" draw:name="Tekstvak 3" svg:x="0.91106in" svg:y="1.10778in" svg:width="4.54839in" svg:height="0.84147in">
          <draw:text-box>
            <text:p text:style-name="a440" text:class-names="" text:cond-style-name=""><text:span text:style-name="a435" text:class-names="">Onderzoek</text:span><text:span text:style-name="a436" text:class-names=""><text:s text:c="1"/></text:span><text:span text:style-name="a437" text:class-names="">aut</text:span><text:span text:style-name="a438" text:class-names="">o</text:span><text:span text:style-name="a439" text:class-names=""/></text:p>
          </draw:text-box>
          <svg:title/>
          <svg:desc/>
        </draw:frame>
        <draw:custom-shape svg:width="0.16in" svg:height="0.77in" draw:id="id79" draw:style-name="a444" draw:transform="translate(-0.08in -0.385in) rotate(-1.5708) translate(0.91106in 0.76426in)" draw:name="Rectangle 1034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60" draw:name="Tekstvak 5" svg:x="0.91106in" svg:y="2.43436in" svg:width="5.04593in" svg:height="1.61563in">
          <draw:text-box>
            <text:list text:style-name="a447">
              <text:list-item>
                <text:p text:style-name="a446" text:class-names="" text:cond-style-name=""><text:span text:style-name="a445" text:class-names="">Welke elektronica zit er in?</text:span></text:p>
              </text:list-item>
            </text:list>
            <text:p text:style-name="a449" text:class-names="" text:cond-style-name=""><text:span text:style-name="a448" text:class-names=""/></text:p>
            <text:list text:style-name="a452">
              <text:list-item>
                <text:p text:style-name="a451" text:class-names="" text:cond-style-name=""><text:span text:style-name="a450" text:class-names="">Bekabeling behouden?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6" text:class-names="">Eigen inbreng.</text:span><text:span text:style-name="a457" text:class-names=""/></text:p>
              </text:list-item>
            </text:list>
          </draw:text-box>
          <svg:title/>
          <svg:desc/>
        </draw:frame>
        <draw:connector draw:type="line" svg:x1="0.91106in" svg:y1="2.09677in" svg:x2="5.14762in" svg:y2="2.09677in" draw:id="id81" draw:style-name="a461" draw:name="Rechte verbindingslijn 6">
          <svg:title/>
          <svg:desc/>
        </draw:connector>
        <draw:frame draw:id="id82" draw:style-name="a462" draw:name="Picture 2" svg:x="4.4028in" svg:y="3.75in" svg:width="3.41936in" svg:height="3.43462in" style:rel-width="scale" style:rel-height="scale">
          <draw:image xlink:href="media/image2.jpeg" xlink:type="simple" xlink:show="embed" xlink:actuate="onLoad"/>
          <svg:title/>
          <svg:desc>Amazon.com: DIYmall ESP32 DEVKIT ESP32-WROOM-32 Development Board ESP32 ESP-32S  2.4GHz WiFi+BT BLE Dual-core Dev Module CP2102 for Arduino DOIT :  Electronics</svg:desc>
        </draw:frame>
        <draw:frame draw:id="id83" draw:style-name="a463" draw:name="Afbeelding 8" svg:x="8.0337in" svg:y="0.34996in" svg:width="5.12205in" svg:height="4.7709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64" draw:master-page-name="Master1-Layout7-blank-Leeg" presentation:presentation-page-layout-name="Master1-PPL7" draw:id="Slide-258">
        <draw:frame draw:id="id84" draw:style-name="a465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85" draw:style-name="a469" draw:name="Rectangle 1032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86" draw:style-name="a472" draw:transform="translate(-0.08in -0.385in) rotate(-1.5708) translate(0.91106in 0.76426in)" draw:name="Rectangle 1034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76" draw:name="Tekstvak 7" svg:x="0.91106in" svg:y="1.02885in" svg:width="5.05376in" svg:height="0.84147in">
          <draw:text-box>
            <text:p text:style-name="a475" text:class-names="" text:cond-style-name=""><text:span text:style-name="a473" text:class-names="">Besturing</text:span><text:span text:style-name="a474" text:class-names=""/></text:p>
          </draw:text-box>
          <svg:title/>
          <svg:desc/>
        </draw:frame>
        <draw:frame draw:id="id88" draw:style-name="a477" draw:name="Picture 2" svg:x="0.91106in" svg:y="2.17406in" svg:width="4.5083in" svg:height="3.55062in" style:rel-width="scale" style:rel-height="scale">
          <draw:image xlink:href="media/image4.jpeg" xlink:type="simple" xlink:show="embed" xlink:actuate="onLoad"/>
          <svg:title/>
          <svg:desc/>
        </draw:frame>
        <draw:frame draw:id="id89" draw:style-name="a478" draw:name="Afbeelding 9" svg:x="8.28362in" svg:y="1.70081in" svg:width="4.40519in" svg:height="4.09836in" style:rel-width="scale" style:rel-height="scale">
          <draw:image xlink:href="media/image5.png" xlink:type="simple" xlink:show="embed" xlink:actuate="onLoad"/>
          <svg:title/>
          <svg:desc/>
        </draw:frame>
        <draw:custom-shape svg:x="5.96482in" svg:y="3.05391in" svg:width="2.0118in" svg:height="1.54824in" draw:id="id90" draw:style-name="a481" draw:name="Pijl: rechts 10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328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5" draw:style-name="a482" draw:master-page-name="Master1-Layout7-blank-Leeg" presentation:presentation-page-layout-name="Master1-PPL7" draw:id="Slide-260">
        <draw:frame draw:id="id91" draw:style-name="a483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92" draw:style-name="a487" draw:name="Rectangle 1032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91" draw:name="Tekstvak 4" svg:x="0.91106in" svg:y="1.10778in" svg:width="5.05376in" svg:height="0.84147in">
          <draw:text-box>
            <text:p text:style-name="a490" text:class-names="" text:cond-style-name=""><text:span text:style-name="a488" text:class-names="">Besturing</text:span><text:span text:style-name="a489" text:class-names=""/></text:p>
          </draw:text-box>
          <svg:title/>
          <svg:desc/>
        </draw:frame>
        <draw:custom-shape svg:width="0.16in" svg:height="0.77in" draw:id="id94" draw:style-name="a494" draw:transform="translate(-0.08in -0.385in) rotate(-1.5708) translate(0.91106in 0.76426in)" draw:name="Rectangle 1034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95" draw:name="Afbeelding 7" svg:x="1.44086in" svg:y="3.20968in" svg:width="2.78751in" svg:height="3.0299in" style:rel-width="scale" style:rel-height="scale">
          <draw:image xlink:href="media/image6.png" xlink:type="simple" xlink:show="embed" xlink:actuate="onLoad"/>
          <svg:title/>
          <svg:desc/>
        </draw:frame>
        <draw:frame draw:id="id96" draw:style-name="a499" draw:name="Tekstvak 8" svg:x="1.44086in" svg:y="2.55214in" svg:width="2.78751in" svg:height="0.50488in">
          <draw:text-box>
            <text:p text:style-name="a498" text:class-names="" text:cond-style-name=""><text:span text:style-name="a496" text:class-names="">Richting</text:span><text:span text:style-name="a497" text:class-names=""/></text:p>
          </draw:text-box>
          <svg:title/>
          <svg:desc/>
        </draw:frame>
        <draw:frame draw:id="id97" draw:style-name="a500" draw:name="Afbeelding 9" svg:x="5.09527in" svg:y="3.20968in" svg:width="3.25288in" svg:height="3.0299in" style:rel-width="scale" style:rel-height="scale">
          <draw:image xlink:href="media/image3.png" xlink:type="simple" xlink:show="embed" xlink:actuate="onLoad"/>
          <svg:title/>
          <svg:desc/>
        </draw:frame>
        <draw:frame draw:id="id98" draw:style-name="a504" draw:name="Tekstvak 11" svg:x="5.09527in" svg:y="2.55214in" svg:width="3.25288in" svg:height="0.50488in">
          <draw:text-box>
            <text:p text:style-name="a503" text:class-names="" text:cond-style-name=""><text:span text:style-name="a501" text:class-names="">Snelheid V/A</text:span><text:span text:style-name="a502" text:class-names=""/></text:p>
          </draw:text-box>
          <svg:title/>
          <svg:desc/>
        </draw:frame>
        <draw:frame draw:id="id99" draw:style-name="a505" draw:name="Afbeelding 12" svg:x="9.21506in" svg:y="3.18793in" svg:width="2.56249in" svg:height="3.00814in" style:rel-width="scale" style:rel-height="scale">
          <draw:image xlink:href="media/image7.png" xlink:type="simple" xlink:show="embed" xlink:actuate="onLoad"/>
          <svg:title/>
          <svg:desc/>
        </draw:frame>
        <draw:frame draw:id="id100" draw:style-name="a509" draw:name="Tekstvak 15" svg:x="9.21091in" svg:y="2.59842in" svg:width="2.56249in" svg:height="0.47122in">
          <draw:text-box>
            <text:p text:style-name="a508" text:class-names="" text:cond-style-name=""><text:span text:style-name="a506" text:class-names="">Positie stuur</text:span><text:span text:style-name="a50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386" draw:style="linear" draw:angle="2700" draw:start-color="#000000" draw:end-color="#000000" draw:start-intensity="0%" draw:end-intensity="64%"/>
    <draw:gradient draw:name="a363" draw:style="linear" draw:angle="2700" draw:start-color="#000000" draw:end-color="#000000" draw:start-intensity="0%" draw:end-intensity="64%"/>
    <draw:gradient draw:name="a468" draw:style="linear" draw:angle="2700" draw:start-color="#000000" draw:end-color="#000000" draw:start-intensity="0%" draw:end-intensity="64%"/>
    <draw:gradient draw:name="a433" draw:style="linear" draw:angle="2700" draw:start-color="#000000" draw:end-color="#000000" draw:start-intensity="0%" draw:end-intensity="64%"/>
    <draw:gradient draw:name="a486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23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23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23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23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23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23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23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23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23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23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23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23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oBabyGo2.0 </dc:title>
    <meta:initial-creator>Robbe De Wispelaere</meta:initial-creator>
    <dc:creator>Robbe De Wispelaere</dc:creator>
    <meta:creation-date>2023-11-27T09:17:14Z</meta:creation-date>
    <dc:date>2023-11-27T13:39:01Z</dc:date>
    <meta:editing-cycles>2</meta:editing-cycles>
    <meta:editing-duration>PT11563S</meta:editing-duration>
    <meta:document-statistic meta:paragraph-count="25" meta:word-count="40"/>
  </office:meta>
</office:document-meta>
</file>